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36in" style:rel-column-width="13449*"/>
    </style:style>
    <style:style style:name="Table1.B" style:family="table-column">
      <style:table-column-properties style:column-width="5.3194in" style:rel-column-width="52086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736in" style:rel-column-width="13449*"/>
    </style:style>
    <style:style style:name="Table4.B" style:family="table-column">
      <style:table-column-properties style:column-width="5.3194in" style:rel-column-width="52086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 style:list-style-name="L1">
      <style:text-properties style:font-name="Arial"/>
    </style:style>
    <style:style style:name="P9" style:family="paragraph" style:parent-style-name="Standard" style:list-style-name="L2">
      <style:text-properties style:font-name="Arial"/>
    </style:style>
    <style:style style:name="T1" style:family="text">
      <style:text-properties fo:color="#008080"/>
    </style:style>
    <style:style style:name="T2" style:family="text">
      <style:text-properties fo:color="#008080" fo:font-size="11pt" style:font-name-asian="Monaco" style:font-size-asian="11pt" style:font-name-complex="Monaco" style:font-size-complex="11pt"/>
    </style:style>
    <style:style style:name="T3" style:family="text">
      <style:text-properties fo:color="#3f7f7f"/>
    </style:style>
    <style:style style:name="T4" style:family="text">
      <style:text-properties fo:color="#3f7f7f" fo:font-size="11pt" style:font-name-asian="Monaco" style:font-size-asian="11pt" style:font-name-complex="Monaco" style:font-size-complex="11pt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2a00ff" fo:font-style="italic" style:font-style-asian="italic" style:font-style-complex="itali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tools functional specification</text:p>
      <text:p text:style-name="P1"/>
      <text:p text:style-name="P1"/>
      <text:p text:style-name="P1"/>
      <text:p text:style-name="P2">DTools on GitHub</text:p>
      <text:p text:style-name="P1"/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from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p text:style-name="P1"/>
      <text:p text:style-name="P2">Project setup in Eclipse</text:p>
      <text:p text:style-name="P1"/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p text:style-name="P1"/>
      <text:p text:style-name="P2">Install script</text:p>
      <text:p text:style-name="P1"/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formatted as xml file and contains a list of &lt;action&gt; elements; each &lt;action&gt; element defines type of operation on files or directories (type attribute):</text:p>
      <text:list xml:id="list8792180319048074491" text:style-name="L1">
        <text:list-item>
          <text:p text:style-name="P8">copy (file or directory)</text:p>
        </text:list-item>
        <text:list-item>
          <text:p text:style-name="P8">move (file or directory)</text:p>
        </text:list-item>
        <text:list-item>
          <text:p text:style-name="P8">delete (file or directory)</text:p>
        </text:list-item>
        <text:list-item>
          <text:p text:style-name="P8">download (file)</text:p>
        </text:list-item>
      </text:list>
      <text:p text:style-name="P1"/>
      <text:p text:style-name="P1">&lt;action&gt; element can contain the following child elements:</text:p>
      <text:list xml:id="list1016644593205725611" text:style-name="L2">
        <text:list-item>
          <text:p text:style-name="P9">&lt;source&gt; - defines source file or directory</text:p>
        </text:list-item>
        <text:list-item>
          <text:p text:style-name="P9">&lt;dest&gt; - defines destination file or directory</text:p>
        </text:list-item>
        <text:list-item>
          <text:p text:style-name="P9">&lt;md5&gt; - defines md5 checksum of downloaded file to check integrity; <text:s/>mandatory only for download action type</text:p>
        </text:list-item>
      </text:list>
      <text:p text:style-name="P1"><text:soft-page-break/></text:p>
      <text:p text:style-name="P1"/>
      <text:p text:style-name="P1">Copy ac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span text:style-name="T1">&lt;</text:span><text:span text:style-name="T3">action</text:span> <text:span text:style-name="T5">type</text:span><text:span text:style-name="T6">=</text:span><text:span text:style-name="T8">"copy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E$/test2/test-copy</text:span><text:span text:style-name="T1">&lt;/</text:span><text:span text:style-name="T3">dest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1.A2" office:value-type="string">
            <text:p text:style-name="P6">&lt;source&gt;</text:p>
          </table:table-cell>
          <table:table-cell table:style-name="Table1.B2" office:value-type="string">
            <text:p text:style-name="P6">Absolute path to source file or directory to be copied.</text:p>
          </table:table-cell>
        </table:table-row>
        <table:table-row>
          <table:table-cell table:style-name="Table1.A2" office:value-type="string">
            <text:p text:style-name="P6">&lt;dest&gt;</text:p>
          </table:table-cell>
          <table:table-cell table:style-name="Table1.B2" office:value-type="string">
            <text:p text:style-name="P6">Absolute path to destination file or directory.</text:p>
            <text:p text:style-name="P6">The filename or directory name may be different as source file.</text:p>
            <text:p text:style-name="P6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>Move action</text:p>
      <text:p text:style-name="P1"/>
      <text:p text:style-name="P1">Before moving it is recomended to delete destination file or directory, because move operation will not override the destination file or directory (see delete action)!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move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E$/test2/test</text:span><text:span text:style-name="T1">&lt;/</text:span><text:span text:style-name="T3">dest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2.A2" office:value-type="string">
            <text:p text:style-name="P6">&lt;source&gt;</text:p>
          </table:table-cell>
          <table:table-cell table:style-name="Table2.B2" office:value-type="string">
            <text:p text:style-name="P6">Absolute path to source file or directory to be moved.</text:p>
          </table:table-cell>
        </table:table-row>
        <table:table-row>
          <table:table-cell table:style-name="Table2.A2" office:value-type="string">
            <text:p text:style-name="P6">&lt;dest&gt;</text:p>
          </table:table-cell>
          <table:table-cell table:style-name="Table2.B2" office:value-type="string">
            <text:p text:style-name="P6">Absolute path to destination file or directory.</text:p>
            <text:p text:style-name="P6">The filename may be different as source filename.</text:p>
            <text:p text:style-name="P6">If moving directory, the destination directory name must remain the same.</text:p>
            <text:p text:style-name="P6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Delete action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delete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/doc/DTools User Manual.odt</text:span><text:span text:style-name="T1">&lt;/</text:span><text:span text:style-name="T3">source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3.A2" office:value-type="string">
            <text:p text:style-name="P6">&lt;source&gt;</text:p>
          </table:table-cell>
          <table:table-cell table:style-name="Table3.B2" office:value-type="string">
            <text:p text:style-name="P6">Absolute path to source file or directory to be deleted.</text:p>
            <text:p text:style-name="P6">If deleting directory, all files and subdirectories will be deleted.</text:p>
          </table:table-cell>
        </table:table-row>
        <table:table-row>
          <table:table-cell table:style-name="Table3.A2" office:value-type="string">
            <text:p text:style-name="P6">&lt;dest&gt;</text:p>
          </table:table-cell>
          <table:table-cell table:style-name="Table3.B2" office:value-type="string">
            <text:p text:style-name="P6">Not requi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Download action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download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http://hostname/downloads/$VERSION$/DTools.war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</text:span><text:span text:style-name="T7">E$/apache-tomcat/webapps/DTools.war</text:span><text:span text:style-name="T1">&lt;/</text:span><text:span text:style-name="T3">dest</text:span><text:span text:style-name="T1">&gt;</text:span></text:p>
            <text:p text:style-name="P4"><text:span text:style-name="T6"><text:tab/></text:span><text:span text:style-name="T1">&lt;</text:span><text:span text:style-name="T3">md5</text:span><text:span text:style-name="T1">&gt;</text:span><text:span text:style-name="T6">2761e0a1f6d3691bcea85e2b0219bee3</text:span><text:span text:style-name="T1">&lt;/</text:span><text:span text:style-name="T3">md5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4.A2" office:value-type="string">
            <text:p text:style-name="P6">&lt;source&gt;</text:p>
          </table:table-cell>
          <table:table-cell table:style-name="Table4.B2" office:value-type="string">
            <text:p text:style-name="P6">URL of source file.</text:p>
          </table:table-cell>
        </table:table-row>
        <table:table-row>
          <table:table-cell table:style-name="Table4.A2" office:value-type="string">
            <text:p text:style-name="P6">&lt;dest&gt;</text:p>
          </table:table-cell>
          <table:table-cell table:style-name="Table4.B2" office:value-type="string">
            <text:p text:style-name="P6">Absolute path to destination file.</text:p>
          </table:table-cell>
        </table:table-row>
        <table:table-row>
          <table:table-cell table:style-name="Table4.A2" office:value-type="string">
            <text:p text:style-name="P6">&lt;md5&gt;</text:p>
          </table:table-cell>
          <table:table-cell table:style-name="Table4.B2" office:value-type="string">
            <text:p text:style-name="P6">MD5 checksum of downloaded file.</text:p>
            <text:p text:style-name="P6">Mandatory for download action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10-14T00:34:23</meta:creation-date>
    <dc:date>2015-11-24T18:14:08</dc:date>
    <dc:creator>Matjaž Cerkvenik</dc:creator>
    <meta:editing-duration>PT1H57M28S</meta:editing-duration>
    <meta:editing-cycles>6</meta:editing-cycles>
    <meta:generator>OpenOffice/4.1.1$Unix OpenOffice.org_project/411m6$Build-9775</meta:generator>
    <meta:document-statistic meta:table-count="4" meta:image-count="0" meta:object-count="0" meta:page-count="3" meta:paragraph-count="68" meta:word-count="353" meta:character-count="2775"/>
  </office:meta>
</office:document-meta>
</file>